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en" fo:country="GB"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en" fo:country="GB" style:font-size-asian="12pt" style:font-size-complex="12pt"/>
    </style:style>
    <style:style style:name="P3" style:family="paragraph" style:parent-style-name="Ti">
      <style:text-properties style:font-name="Times New Roman"/>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P12" style:family="paragraph" style:parent-style-name="Standard" style:list-style-name="L9"/>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posal for Project Learning Agreement</text:p>
      <text:p text:style-name="Standard"/>
      <text:p text:style-name="Standard">Logline:</text:p>
      <text:p text:style-name="Standard">In a dystopian alternate future of Aztec mythology created by the Cyber Gods, the civilizations live dominated under a dome. But a mysterious Robot and a drone break through the outer shell of the dome and bring danger to this society. Their destination: To take down the last of the Cyber Gods.</text:p>
      <text:p text:style-name="Standard"/>
      <text:p text:style-name="Standard">Genre:</text:p>
      <text:list xml:id="list3602465091034430969" text:style-name="L6">
        <text:list-item>
          <text:p text:style-name="P9">Jump'n'Run</text:p>
        </text:list-item>
      </text:list>
      <text:p text:style-name="Standard"/>
      <text:p text:style-name="Standard">Length:</text:p>
      <text:list xml:id="list8579649125177726591" text:style-name="L7">
        <text:list-item>
          <text:p text:style-name="P10">30min - 60min</text:p>
        </text:list-item>
      </text:list>
      <text:p text:style-name="Standard"/>
      <text:p text:style-name="Standard">Levels:</text:p>
      <text:list xml:id="list1440687049623213333" text:style-name="L8">
        <text:list-item>
          <text:p text:style-name="P11">10 Levels</text:p>
        </text:list-item>
      </text:list>
      <text:p text:style-name="Standard"/>
      <text:p text:style-name="Standard">Amount of main characters:</text:p>
      <text:list xml:id="list8740895043664177228" text:style-name="L9">
        <text:list-item>
          <text:p text:style-name="P12">Two</text:p>
        </text:list-item>
      </text:list>
      <text:p text:style-name="Standard"/>
      <text:p text:style-name="Standard">Character description:</text:p>
      <text:p text:style-name="P1">A.I.:</text:p>
      <text:p text:style-name="P2">The first player takes control over the AI-Robot, which has to reach the colossal Cybergod. Its artificial brain is programmed for this reason and contains a program to corrupt the god’s system. Its body is because of this nothing more than a shell to carry his head to this goal. Basically it is just able to run and jump.</text:p>
      <text:p text:style-name="P1">Core:</text:p>
      <text:p text:style-name="P2">The second player controls the core of the war giant, who had to protect the AI and lead it to its destination. Once in its Mecha-Form it was able to fight enemies with the energy to shoot and to create and manipulate its environment. Now – because it lost its body – it can just create simple shapes out of debris to protect the AI. In fact, the core creates blocks to lead the AI over abysses, solve puzzles, reflect projectiles and lasers and dismantle traps.</text:p>
      <text:p text:style-name="Standard"/>
      <text:p text:style-name="Standard">Amount of assets:</text:p>
      <text:list xml:id="list4623671656455968186" text:style-name="L1">
        <text:list-item>
          <text:p text:style-name="P4">sounds</text:p>
        </text:list-item>
        <text:list-item>
          <text:p text:style-name="P4">3 different backgrounds</text:p>
        </text:list-item>
        <text:list-item>
          <text:p text:style-name="P4">environment tile sets</text:p>
        </text:list-item>
        <text:list-item>
          <text:p text:style-name="P4">2 characters and their sprite sheets</text:p>
        </text:list-item>
        <text:list-item>
          <text:p text:style-name="P4">special effects</text:p>
        </text:list-item>
        <text:list-item>
          <text:p text:style-name="P4">music</text:p>
        </text:list-item>
        <text:list-item>
          <text:p text:style-name="P4">obstacle and enemy sprites</text:p>
        </text:list-item>
      </text:list>
      <text:p text:style-name="Standard"/>
      <text:p text:style-name="Standard">Asset description</text:p>
      <text:p text:style-name="Standard">We want our assets to fit into the sci-fi mixed with Aztec style. The characters are robots. The designs of both characters are inspired by old Aztec paintings. The enemy’s have an robotic organic look to them. All our assets are pixel art sprites. The game sounds are inspired by electro musics. </text:p>
      <text:p text:style-name="Standard"/>
      <text:p text:style-name="Standard">Background/ Environment description</text:p>
      <text:list xml:id="list5732365999096344347" text:style-name="L2">
        <text:list-item>
          <text:p text:style-name="P5">sci-fi mixed with Aztec</text:p>
        </text:list-item>
      </text:list>
      <text:list xml:id="list4740828622357577783" text:style-name="L3">
        <text:list-item>
          <text:p text:style-name="P6">futuristic city skylines</text:p>
        </text:list-item>
        <text:list-item>
          <text:p text:style-name="P6">mountain sides including old Aztec ruins</text:p>
        </text:list-item>
      </text:list>
      <text:p text:style-name="Standard"/>
      <text:p text:style-name="Standard"><text:soft-page-break/>Technology:</text:p>
      <text:list xml:id="list8416957960783994032" text:style-name="L4">
        <text:list-item>
          <text:p text:style-name="P7">Photoshop</text:p>
        </text:list-item>
        <text:list-item>
          <text:p text:style-name="P7">Game Maker: Studio</text:p>
        </text:list-item>
        <text:list-item>
          <text:p text:style-name="P7">CAI</text:p>
        </text:list-item>
        <text:list-item>
          <text:p text:style-name="P7">TVPaint</text:p>
        </text:list-item>
      </text:list>
      <text:p text:style-name="Standard"/>
      <text:p text:style-name="Standard">Team members:</text:p>
      <text:list xml:id="list7047227201431232037" text:style-name="L5">
        <text:list-item>
          <text:p text:style-name="P8">Niklas Weber</text:p>
        </text:list-item>
        <text:list-item>
          <text:p text:style-name="P8">Emilia Nilges</text:p>
        </text:list-item>
        <text:list-item>
          <text:p text:style-name="P8">Daniel Bosselmann</text:p>
        </text:list-item>
        <text:list-item>
          <text:p text:style-name="P8">Niklas Burrichter</text:p>
        </text:list-item>
      </text:list>
      <text:p text:style-name="Standard"/>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Objekt_20_ohne_20_Füllung_20_und_20_ohne_20_Linie" style:display-name="Objekt ohne Füllung und ohne Linie"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100%" fo:margin-left="0cm" fo:margin-right="0cm" fo:margin-top="0cm" fo:margin-bottom="0.499cm" fo:text-align="start" style:justify-single-word="false" fo:text-indent="0cm" style:auto-text-indent="false" style:text-autospace="none" style:writing-mode="lr-tb"/>
      <style:text-properties fo:color="#000000" style:text-outline="false" style:text-line-through-style="none" style:font-name="Mangal1" fo:font-size="32pt" fo:letter-spacing="normal" fo:font-style="normal" fo:text-shadow="none" style:text-underline-style="none" fo:font-weight="normal" style:letter-kerning="true" style:font-name-asian="Mangal1" style:font-size-asian="32pt" style:font-style-asian="normal" style:font-weight-asian="normal" style:font-name-complex="Mangal1"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18pt" style:font-size-asian="18pt" style:font-size-complex="18pt"/>
    </style:style>
    <style:style style:name="Standard_7e_LT_7e_Gliederung_20_3" style:display-name="Standard~LT~Gliederung 3" style:family="paragraph" style:parent-style-name="Standard_7e_LT_7e_Gliederung_20_2">
      <style:paragraph-properties fo:margin-top="0cm" fo:margin-bottom="0.3cm"/>
    </style:style>
    <style:style style:name="Standard_7e_LT_7e_Gliederung_20_4" style:display-name="Standard~LT~Gliederung 4" style:family="paragraph" style:parent-style-name="Standard_7e_LT_7e_Gliederung_20_3">
      <style:paragraph-properties fo:margin-top="0cm" fo:margin-bottom="0.199cm"/>
    </style:style>
    <style:style style:name="Standard_7e_LT_7e_Gliederung_20_5" style:display-name="Standard~LT~Gliederung 5" style:family="paragraph" style:parent-style-name="Standard_7e_LT_7e_Gliederung_20_4">
      <style:paragraph-properties fo:margin-top="0cm" fo:margin-bottom="0.101cm"/>
      <style:text-properties fo:font-size="20pt" style:font-size-asian="20pt" style:font-size-complex="20pt"/>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start" style:justify-single-word="false" style:text-autospace="none" style:writing-mode="lr-tb"/>
      <style:text-properties fo:color="#000000" style:text-outline="false" style:text-line-through-style="none" style:font-name="Mangal1" fo:font-size="18pt" fo:letter-spacing="normal" fo:font-style="normal" fo:text-shadow="none" style:text-underline-style="none" fo:font-weight="normal" style:letter-kerning="true" style:font-name-asian="Mangal1" style:font-size-asian="18pt" style:font-style-asian="normal" style:font-weight-asian="normal" style:font-name-complex="Mangal1" style:font-size-complex="18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start" style:justify-single-word="false" style:text-autospace="none" style:writing-mode="lr-tb"/>
      <style:text-properties fo:color="#000000" style:text-outline="false" style:text-line-through-style="none" style:font-name="Mangal1" fo:font-size="18pt" fo:letter-spacing="normal" fo:font-style="normal" fo:text-shadow="none" style:text-underline-style="none" fo:font-weight="normal" style:letter-kerning="true" style:font-name-asian="Mangal1" style:font-size-asian="18pt" style:font-style-asian="normal" style:font-weight-asian="normal" style:font-name-complex="Mangal1" style:font-size-complex="18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100%" fo:margin-left="0cm" fo:margin-right="0cm" fo:margin-top="0cm" fo:margin-bottom="0.499cm" fo:text-align="start" style:justify-single-word="false" fo:text-indent="0cm" style:auto-text-indent="false" style:text-autospace="none" style:writing-mode="lr-tb"/>
      <style:text-properties fo:color="#000000" style:text-outline="false" style:text-line-through-style="none" style:font-name="Mangal1" fo:font-size="32pt" fo:letter-spacing="normal" fo:font-style="normal" fo:text-shadow="none" style:text-underline-style="none" fo:font-weight="normal" style:letter-kerning="true" style:font-name-asian="Mangal1" style:font-size-asian="32pt" style:font-style-asian="normal" style:font-weight-asian="normal" style:font-name-complex="Mangal1"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18pt" style:font-size-asian="18pt" style:font-size-complex="18pt"/>
    </style:style>
    <style:style style:name="Gliederung_20_3" style:display-name="Gliederung 3" style:family="paragraph" style:parent-style-name="Gliederung_20_2">
      <style:paragraph-properties fo:margin-top="0cm" fo:margin-bottom="0.3cm"/>
    </style:style>
    <style:style style:name="Gliederung_20_4" style:display-name="Gliederung 4" style:family="paragraph" style:parent-style-name="Gliederung_20_3">
      <style:paragraph-properties fo:margin-top="0cm" fo:margin-bottom="0.199cm"/>
    </style:style>
    <style:style style:name="Gliederung_20_5" style:display-name="Gliederung 5" style:family="paragraph" style:parent-style-name="Gliederung_20_4">
      <style:paragraph-properties fo:margin-top="0cm" fo:margin-bottom="0.101cm"/>
      <style:text-properties fo:font-size="20pt" style:font-size-asian="20pt" style:font-size-complex="20pt"/>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i" style:family="paragraph" style:parent-style-name="Standard_7e_LT_7e_Gliederung_20_1" style:list-style-name="">
      <style:paragraph-properties fo:margin="100%" fo:margin-left="0cm" fo:margin-right="0cm" fo:margin-top="0cm" fo:margin-bottom="0.499cm" fo:text-align="start" style:justify-single-word="false" fo:text-indent="0cm" style:auto-text-indent="false" style:text-autospace="none" style:writing-mode="lr-tb"/>
      <style:text-properties fo:color="#000000" style:text-outline="false" style:text-line-through-style="none" style:font-name="Mangal1" fo:font-size="12pt" fo:letter-spacing="normal" fo:font-style="normal" fo:text-shadow="none" style:text-underline-style="none" fo:font-weight="normal" style:letter-kerning="true" style:font-name-asian="Mangal1" style:font-size-asian="12pt" style:font-style-asian="normal" style:font-weight-asian="normal" style:font-name-complex="Mangal1" style:font-size-complex="12pt" style:font-style-complex="normal" style:font-weight-complex="normal" style:text-emphasize="none" style:text-overline-style="none" style:text-ov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3T13:19:11.67</meta:creation-date>
    <dc:date>2015-06-06T21:46:55.34</dc:date>
    <meta:editing-duration>PT1H59M39S</meta:editing-duration>
    <meta:editing-cycles>11</meta:editing-cycles>
    <meta:generator>OpenOffice/4.0.1$Win32 OpenOffice.org_project/401m5$Build-9714</meta:generator>
    <meta:document-statistic meta:table-count="0" meta:image-count="0" meta:object-count="0" meta:page-count="2" meta:paragraph-count="40" meta:word-count="350" meta:character-count="1964"/>
  </office:meta>
</office:document-meta>
</file>